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paragraph-rsid="004795ad"/>
    </style:style>
    <style:style style:name="P2" style:family="paragraph" style:parent-style-name="Text_20_body">
      <style:text-properties officeooo:rsid="002c975f" officeooo:paragraph-rsid="004795ad"/>
    </style:style>
    <style:style style:name="P3" style:family="paragraph" style:parent-style-name="Heading_20_3">
      <style:paragraph-properties fo:margin-top="0.7cm" fo:margin-bottom="0.25cm" loext:contextual-spacing="false"/>
      <style:text-properties officeooo:paragraph-rsid="004795ad"/>
    </style:style>
    <style:style style:name="P4" style:family="paragraph" style:parent-style-name="Heading_20_2">
      <style:text-properties officeooo:paragraph-rsid="004795ad"/>
    </style:style>
    <style:style style:name="P5" style:family="paragraph" style:parent-style-name="Text_20_body">
      <style:text-properties officeooo:rsid="002c975f"/>
    </style:style>
    <style:style style:name="P6" style:family="paragraph" style:parent-style-name="Heading_20_1" style:master-page-name="Right_20_Page">
      <style:paragraph-properties style:page-number="auto"/>
      <style:text-properties officeooo:rsid="004795ad" officeooo:paragraph-rsid="004795ad"/>
    </style:style>
    <style:style style:name="P7" style:family="paragraph" style:parent-style-name="Heading_20_3">
      <style:text-properties officeooo:rsid="002c975f"/>
    </style:style>
    <style:style style:name="T1" style:family="text">
      <style:text-properties officeooo:rsid="004795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ris</text:h>
      <text:p text:style-name="P4">(<text:span text:style-name="T1">Goo Goo Dolls</text:span>)</text:p>
      <text:p text:style-name="P7">[VERSE 1]</text:p>
      <text:p text:style-name="P5"><text:s text:c="8"/>D <text:s text:c="6"/>Em <text:s text:c="8"/>G</text:p>
      <text:p text:style-name="P5">And I'd give up forever to touch you</text:p>
      <text:p text:style-name="P5"><text:s text:c="9"/>Bm <text:s text:c="11"/>A <text:s text:c="10"/>G</text:p>
      <text:p text:style-name="P5">'Cause I know that you feel me somehow</text:p>
      <text:p text:style-name="P5"><text:s text:c="11"/>D <text:s text:c="9"/>Em <text:s text:c="9"/>G</text:p>
      <text:p text:style-name="P5">You're the closest to heaven that I'll ever be</text:p>
      <text:p text:style-name="P5"><text:s text:c="6"/>Bm <text:s text:c="11"/>A <text:s text:c="12"/>G</text:p>
      <text:p text:style-name="P5">And I don't want to go home right now</text:p>
      <text:p text:style-name="Heading_20_3">[VERSE 2]</text:p>
      <text:p text:style-name="P5"><text:s text:c="4"/>D <text:s text:c="8"/>Em <text:s text:c="11"/>G</text:p>
      <text:p text:style-name="P5">And all I can taste is this moment</text:p>
      <text:p text:style-name="P5"><text:s text:c="4"/>Bm <text:s text:c="7"/>A <text:s text:c="14"/>G</text:p>
      <text:p text:style-name="P5">And all I can breathe is your life</text:p>
      <text:p text:style-name="P5"><text:s text:c="4"/>D <text:s text:c="8"/>Em <text:s text:c="8"/>G</text:p>
      <text:p text:style-name="P5">And sooner or later it's over</text:p>
      <text:p text:style-name="P5"><text:s text:c="7"/>Bm <text:s text:c="11"/>A <text:s text:c="7"/>G</text:p>
      <text:p text:style-name="P5">I just don't want to miss you tonight</text:p>
      <text:p text:style-name="Heading_20_3">[CHORUS]</text:p>
      <text:p text:style-name="P5"><text:s text:c="6"/>Bm <text:s text:c="12"/>A <text:s text:c="7"/>G</text:p>
      <text:p text:style-name="P5">And I don't want the world to see me</text:p>
      <text:p text:style-name="P5"><text:s text:c="9"/>Bm <text:s text:c="14"/>A <text:s text:c="5"/>G</text:p>
      <text:p text:style-name="P5">'Cause I don't think that they'd understand</text:p>
      <text:p text:style-name="P5"><text:s text:c="5"/>Bm <text:s text:c="10"/>A <text:s text:c="9"/>G</text:p>
      <text:p text:style-name="P5">When everything's made to be broken</text:p>
      <text:p text:style-name="P5"><text:s text:c="7"/>Bm <text:s text:c="9"/>A <text:s text:c="9"/>G</text:p>
      <text:p text:style-name="P5">I just want you to know who I am</text:p>
      <text:p text:style-name="Heading_20_3">[VERSE 3]</text:p>
      <text:p text:style-name="P5"><text:s text:c="8"/>D <text:s text:c="14"/>Em <text:s text:c="14"/>G</text:p>
      <text:p text:style-name="P5">And you can't fight the tears that ain't coming</text:p>
      <text:p text:style-name="P5"><text:s text:c="7"/>Bm <text:s text:c="7"/>A <text:s text:c="12"/>G</text:p>
      <text:p text:style-name="P5">Or the moment of truth in your lies</text:p>
      <text:p text:style-name="P5"><text:soft-page-break/><text:s text:c="5"/>D <text:s text:c="9"/>Em <text:s text:c="12"/>G</text:p>
      <text:p text:style-name="P5">When everything feels like the movies</text:p>
      <text:p text:style-name="P5"><text:s text:c="10"/>Bm <text:s text:c="11"/>A <text:s text:c="10"/>G</text:p>
      <text:p text:style-name="P5">Yeah, you bleed just to know you're alive</text:p>
      <text:p text:style-name="Heading_20_3">[CHORUS]</text:p>
      <text:p text:style-name="P5"><text:s text:c="6"/>Bm <text:s text:c="12"/>A <text:s text:c="7"/>G</text:p>
      <text:p text:style-name="P5">And I don't want the world to see me</text:p>
      <text:p text:style-name="P5"><text:s text:c="9"/>Bm <text:s text:c="14"/>A <text:s text:c="5"/>G</text:p>
      <text:p text:style-name="P5">'Cause I don't think that they'd understand</text:p>
      <text:p text:style-name="P5"><text:s text:c="5"/>Bm <text:s text:c="10"/>A <text:s text:c="9"/>G</text:p>
      <text:p text:style-name="P5">When everything's made to be broken</text:p>
      <text:p text:style-name="P5"><text:s text:c="7"/>Bm <text:s text:c="9"/>A <text:s text:c="9"/>G</text:p>
      <text:p text:style-name="P5">I just want you to know who I am</text:p>
      <text:p text:style-name="Heading_20_3">[OUTRO]</text:p>
      <text:p text:style-name="P5"><text:s text:c="7"/>Bm <text:s text:c="9"/>A <text:s text:c="9"/>G</text:p>
      <text:p text:style-name="P5">I just want you to know who I am</text:p>
      <text:p text:style-name="P5"><text:s text:c="7"/>Bm <text:s text:c="9"/>A <text:s text:c="9"/>G</text:p>
      <text:p text:style-name="P5">I just want you to know who I am</text:p>
      <text:p text:style-name="P5"><text:s text:c="7"/>Bm <text:s text:c="9"/>A <text:s text:c="9"/>Bm</text:p>
      <text:p text:style-name="P5">I just want you to know who I 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6M57S</meta:editing-duration>
    <meta:editing-cycles>57</meta:editing-cycles>
    <meta:generator>LibreOffice/6.0.1.1$MacOSX_X86_64 LibreOffice_project/60bfb1526849283ce2491346ed2aa51c465abfe6</meta:generator>
    <dc:title>Lyrics + Chords</dc:title>
    <dc:date>2020-12-24T14:13:16.152005488</dc:date>
    <meta:print-date>2017-04-03T12:23:29.985893000</meta:print-date>
    <meta:document-statistic meta:table-count="0" meta:image-count="0" meta:object-count="0" meta:page-count="2" meta:paragraph-count="54" meta:word-count="266" meta:character-count="1648" meta:non-whitespace-character-count="83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